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style:line-height-at-least="0.503cm"/>
      <style:text-properties fo:color="#ffffff" style:font-name="Droid Sans Mono" fo:font-size="10.5pt" fo:font-weight="normal" fo:background-color="#00002c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text-properties fo:font-variant="normal" fo:text-transform="none" fo:color="#ffffff" style:font-name="Droid Sans Mono" fo:font-size="10.5pt" fo:letter-spacing="normal" fo:font-style="normal" fo:font-weight="normal" officeooo:rsid="013ad4cb" officeooo:paragraph-rsid="013ad4cb" fo:background-color="#00002c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Mono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fo:font-size="12pt" officeooo:rsid="014667db" officeooo:paragraph-rsid="014667db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fo:font-size="12pt" officeooo:rsid="01492e43" officeooo:paragraph-rsid="01492e43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144bdf9" officeooo:paragraph-rsid="0144bdf9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155d7ba" officeooo:paragraph-rsid="0155d7ba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Mono" fo:font-size="12pt" fo:letter-spacing="normal" fo:font-style="normal" fo:font-weight="normal" officeooo:rsid="014667db" officeooo:paragraph-rsid="01570b3f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Mono" fo:font-size="12pt" fo:letter-spacing="normal" fo:font-style="normal" fo:font-weight="normal" officeooo:rsid="01492e43" officeooo:paragraph-rsid="01570b3f" style:font-size-asian="12pt" style:font-weight-asian="normal" style:font-size-complex="12pt" style:font-weight-complex="normal"/>
    </style:style>
    <style:style style:name="P11" style:family="paragraph" style:parent-style-name="Text_20_body">
      <style:text-properties fo:font-variant="normal" fo:text-transform="none" fo:color="#000000" style:font-name="Liberation Mono" fo:font-size="12pt" fo:letter-spacing="normal" fo:font-style="normal" fo:font-weight="normal" officeooo:rsid="013ad4cb" officeooo:paragraph-rsid="013ad4cb" style:font-size-asian="12pt" style:font-weight-asian="normal" style:font-size-complex="12pt" style:font-weight-complex="normal"/>
    </style:style>
    <style:style style:name="P12" style:family="paragraph" style:parent-style-name="Text_20_body">
      <style:text-properties fo:font-variant="normal" fo:text-transform="none" fo:color="#000000" style:font-name="Liberation Mono" fo:font-size="12pt" fo:letter-spacing="normal" fo:font-style="normal" fo:font-weight="normal" officeooo:rsid="013d9600" officeooo:paragraph-rsid="013d9600" style:font-size-asian="12pt" style:font-weight-asian="normal" style:font-size-complex="12pt" style:font-weight-complex="normal"/>
    </style:style>
    <style:style style:name="P13" style:family="paragraph" style:parent-style-name="Text_20_body">
      <style:text-properties fo:font-variant="normal" fo:text-transform="none" fo:color="#000000" style:font-name="Liberation Mono" fo:font-size="12pt" fo:letter-spacing="normal" fo:font-style="normal" fo:font-weight="bold" officeooo:rsid="012bcb7a" officeooo:paragraph-rsid="012bcb7a" style:font-size-asian="12pt" style:font-weight-asian="bold" style:font-size-complex="12pt" style:font-weight-complex="bold"/>
    </style:style>
    <style:style style:name="P14" style:family="paragraph" style:parent-style-name="Text_20_body">
      <style:text-properties fo:font-variant="normal" fo:text-transform="none" fo:color="#000000" style:font-name="Liberation Mono" fo:font-size="12pt" fo:letter-spacing="normal" fo:font-style="normal" fo:font-weight="bold" officeooo:rsid="012cc0f8" officeooo:paragraph-rsid="012cc0f8" style:font-size-asian="12pt" style:font-weight-asian="bold" style:font-size-complex="12pt" style:font-weight-complex="bold"/>
    </style:style>
    <style:style style:name="P15" style:family="paragraph" style:parent-style-name="Text_20_body">
      <style:text-properties fo:font-variant="normal" fo:text-transform="none" fo:color="#000000" style:font-name="Liberation Mono" fo:font-size="12pt" fo:letter-spacing="normal" fo:font-style="normal" fo:font-weight="bold" officeooo:rsid="013ad4cb" officeooo:paragraph-rsid="013ad4cb" style:font-size-asian="12pt" style:font-weight-asian="bold" style:font-size-complex="12pt" style:font-weight-complex="bold"/>
    </style:style>
    <style:style style:name="P16" style:family="paragraph" style:parent-style-name="Text_20_body">
      <style:text-properties fo:font-variant="normal" fo:text-transform="none" fo:color="#000000" style:font-name="Liberation Mono" fo:font-size="12pt" fo:letter-spacing="normal" fo:font-style="normal" fo:font-weight="bold" officeooo:rsid="013d9600" officeooo:paragraph-rsid="013d9600" style:font-size-asian="12pt" style:font-weight-asian="bold" style:font-size-complex="12pt" style:font-weight-complex="bold"/>
    </style:style>
    <style:style style:name="P17" style:family="paragraph" style:parent-style-name="Text_20_body">
      <style:text-properties fo:font-variant="normal" fo:text-transform="none" fo:color="#000000" style:font-name="Liberation Mono" fo:font-size="12pt" fo:letter-spacing="normal" fo:font-style="normal" fo:font-weight="bold" officeooo:rsid="0143d073" officeooo:paragraph-rsid="0143d073" style:font-size-asian="12pt" style:font-weight-asian="bold" style:font-size-complex="12pt" style:font-weight-complex="bold"/>
    </style:style>
    <style:style style:name="P18" style:family="paragraph" style:parent-style-name="Text_20_body">
      <style:text-properties fo:font-variant="normal" fo:text-transform="none" fo:color="#000000" style:font-name="Liberation Mono" fo:font-size="12pt" fo:letter-spacing="normal" fo:font-style="normal" fo:font-weight="bold" officeooo:rsid="0143dac4" officeooo:paragraph-rsid="0143dac4" style:font-size-asian="12pt" style:font-weight-asian="bold" style:font-size-complex="12pt" style:font-weight-complex="bold"/>
    </style:style>
    <style:style style:name="T1" style:family="text">
      <style:text-properties fo:font-weight="normal" officeooo:rsid="012d7ca8" style:font-weight-asian="normal" style:font-weight-complex="normal"/>
    </style:style>
    <style:style style:name="T2" style:family="text">
      <style:text-properties fo:font-weight="normal" officeooo:rsid="01331a8f" style:font-weight-asian="normal" style:font-weight-complex="normal"/>
    </style:style>
    <style:style style:name="T3" style:family="text">
      <style:text-properties fo:font-weight="normal" officeooo:rsid="013a4ff3" style:font-weight-asian="normal" style:font-weight-complex="normal"/>
    </style:style>
    <style:style style:name="T4" style:family="text">
      <style:text-properties fo:font-weight="normal" officeooo:rsid="013baefb" style:font-weight-asian="normal" style:font-weight-complex="normal"/>
    </style:style>
    <style:style style:name="T5" style:family="text">
      <style:text-properties officeooo:rsid="012c59db"/>
    </style:style>
    <style:style style:name="T6" style:family="text">
      <style:text-properties fo:color="#ff0062"/>
    </style:style>
    <style:style style:name="T7" style:family="text">
      <style:text-properties fo:color="#ff7e34"/>
    </style:style>
    <style:style style:name="T8" style:family="text">
      <style:text-properties fo:color="#20dd20"/>
    </style:style>
    <style:style style:name="T9" style:family="text">
      <style:text-properties fo:color="#00ffff"/>
    </style:style>
    <style:style style:name="T10" style:family="text">
      <style:text-properties officeooo:rsid="0143dac4"/>
    </style:style>
    <style:style style:name="T11" style:family="text">
      <style:text-properties officeooo:rsid="01477363"/>
    </style:style>
    <style:style style:name="T12" style:family="text">
      <style:text-properties officeooo:rsid="01493c3b"/>
    </style:style>
    <style:style style:name="T13" style:family="text">
      <style:text-properties officeooo:rsid="014b1d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Q-1) <text:span text:style-name="T5">What is List ? How will you reverse a list?</text:span></text:p>
      <text:p text:style-name="P14">=&gt; <text:span text:style-name="T1">List is </text:span><text:span text:style-name="T2">mutable. List are a collection of iteams. </text:span><text:span text:style-name="T3">We can reverse the list by </text:span><text:span text:style-name="T4">reverse method</text:span><text:span text:style-name="T3">.</text:span></text:p>
      <text:p text:style-name="P15">Example : </text:p>
      <text:p text:style-name="P3">l <text:span text:style-name="T6">=</text:span> [<text:span text:style-name="T7">45</text:span>, <text:span text:style-name="T7">25</text:span>, <text:span text:style-name="T7">63</text:span>, <text:span text:style-name="T7">16</text:span>]</text:p>
      <text:p text:style-name="P2"/>
      <text:p text:style-name="P1">l.<text:span text:style-name="T8">sort</text:span>()</text:p>
      <text:p text:style-name="P1"><text:span text:style-name="T9">print</text:span>(<text:span text:style-name="T8">l</text:span>)</text:p>
      <text:p text:style-name="P2"/>
      <text:p text:style-name="P1">l.<text:span text:style-name="T8">reverse</text:span>()</text:p>
      <text:p text:style-name="P1"><text:span text:style-name="T9">print</text:span>(<text:span text:style-name="T8">l</text:span>)</text:p>
      <text:p text:style-name="P11"/>
      <text:p text:style-name="P16">Output :</text:p>
      <text:p text:style-name="P12">[16, 25, 45, 63]</text:p>
      <text:p text:style-name="P12">[63, 45, 25, 16]</text:p>
      <text:p text:style-name="P12"/>
      <text:p text:style-name="P17">Q-2) <text:span text:style-name="T10">Differentiate between append() and extend() methods ?</text:span></text:p>
      <text:p text:style-name="P18">=&gt; </text:p>
      <table:table table:name="Table1" table:style-name="Table1">
        <table:table-column table:style-name="Table1.A" table:number-columns-repeated="2"/>
        <table:table-row table:style-name="TableLine93948318767872">
          <table:table-cell table:style-name="Table1.A1" office:value-type="string">
            <text:p text:style-name="P8">append()</text:p>
          </table:table-cell>
          <table:table-cell table:style-name="Table1.A1" office:value-type="string">
            <text:p text:style-name="P8">extend()</text:p>
          </table:table-cell>
        </table:table-row>
        <table:table-row table:style-name="TableLine93948318767872">
          <table:table-cell table:style-name="Table1.A1" office:value-type="string">
            <text:p text:style-name="P9">By using append we can only add single <text:span text:style-name="T11">argument.</text:span></text:p>
          </table:table-cell>
          <table:table-cell table:style-name="Table1.A1" office:value-type="string">
            <text:p text:style-name="P10">By using extend we can pass whole <text:span text:style-name="T12">new list ti the </text:span><text:span text:style-name="T13">present list.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0T11:29:35.882705464</meta:creation-date>
    <meta:generator>LibreOffice/6.4.7.2$Linux_X86_64 LibreOffice_project/40$Build-2</meta:generator>
    <dc:date>2024-05-10T15:57:40.944578779</dc:date>
    <meta:editing-duration>PT4H22M48S</meta:editing-duration>
    <meta:editing-cycles>74</meta:editing-cycles>
    <meta:document-statistic meta:table-count="1" meta:image-count="0" meta:object-count="0" meta:page-count="1" meta:paragraph-count="17" meta:word-count="84" meta:character-count="436" meta:non-whitespace-character-count="367"/>
  </office:meta>
</office:document-meta>
</file>